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0.8543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2189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0.5728in"/>
    </style:style>
    <style:style style:name="ro1" style:family="table-row">
      <style:table-row-properties style:row-height="0.180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ab 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6371" table:default-cell-style-name="ce1"/>
        <table:table-row table:style-name="ro1">
          <table:table-cell office:value-type="string" calcext:value-type="string">
            <text:p>Nuosekliai=1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<text:s/>matrix calculation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 matricos</text:p>
          </table:table-cell>
          <table:table-cell office:value-type="string" calcext:value-type="string">
            <text:p>praktinis PRS</text:p>
          </table:table-cell>
          <table:table-cell office:value-type="string" calcext:value-type="string">
            <text:p>Praktinis total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5:.B20])" office:value-type="float" office:value="0.0101608383333333" calcext:value-type="float">
            <text:p>0.0101608383333333</text:p>
          </table:table-cell>
          <table:table-cell table:formula="of:=AVERAGE([.C15:.C20])" office:value-type="float" office:value="12.0417666666667" calcext:value-type="float">
            <text:p>12.0417666666667</text:p>
          </table:table-cell>
          <table:table-cell table:formula="of:=AVERAGE([.D15:.D20])" office:value-type="float" office:value="22.4888833333333" calcext:value-type="float">
            <text:p>22.4888833333333</text:p>
          </table:table-cell>
          <table:table-cell table:formula="of:=SUM([.B3:.D3])" office:value-type="float" office:value="34.5408108383333" calcext:value-type="float">
            <text:p>34.5408108383333</text:p>
          </table:table-cell>
          <table:table-cell table:formula="of:=([.C3]+[.B3])/([.E3])" office:value-type="float" office:value="0.348918488376214" calcext:value-type="float">
            <text:p>0.348918488376214</text:p>
          </table:table-cell>
          <table:table-cell table:formula="of:=1-[.F3]" office:value-type="float" office:value="0.651081511623787" calcext:value-type="float">
            <text:p>0.651081511623787</text:p>
          </table:table-cell>
          <table:table-cell/>
          <table:table-cell table:formula="of:=1/[.F3]" office:value-type="float" office:value="2.8659988888917" calcext:value-type="float">
            <text:p>2.8659988888917</text:p>
          </table:table-cell>
          <table:table-cell table:formula="of:=1/([.F3]+([.G3]/[.A3])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24:.B29])" office:value-type="float" office:value="0.00716098" calcext:value-type="float">
            <text:p>0.00716098</text:p>
          </table:table-cell>
          <table:table-cell table:formula="of:=AVERAGE([.C24:.C29])" office:value-type="float" office:value="11.8317" calcext:value-type="float">
            <text:p>11.8317</text:p>
          </table:table-cell>
          <table:table-cell table:formula="of:=AVERAGE([.D24:.D29])" office:value-type="float" office:value="11.9522666666667" calcext:value-type="float">
            <text:p>11.9522666666667</text:p>
          </table:table-cell>
          <table:table-cell table:formula="of:=SUM([.B4:.D4])" office:value-type="float" office:value="23.7911276466667" calcext:value-type="float">
            <text:p>23.7911276466667</text:p>
          </table:table-cell>
          <table:table-cell table:formula="of:=([.C4]+[.B4])/([.E4])" office:value-type="float" office:value="0.497616639102801" calcext:value-type="float">
            <text:p>0.497616639102801</text:p>
          </table:table-cell>
          <table:table-cell table:formula="of:=1-[.F4]" office:value-type="float" office:value="0.502383360897199" calcext:value-type="float">
            <text:p>0.502383360897199</text:p>
          </table:table-cell>
          <table:table-cell table:number-columns-repeated="2"/>
          <table:table-cell table:formula="of:=1/([.F3]+([.G3]/[.A4]))" office:value-type="float" office:value="1.48266927707955" calcext:value-type="float">
            <text:p>1.48266927707955</text:p>
          </table:table-cell>
          <table:table-cell table:formula="of:=[.$C$3]/[.C4]" office:value-type="float" office:value="1.01775456330592" calcext:value-type="float">
            <text:p>1.01775456330592</text:p>
          </table:table-cell>
          <table:table-cell table:formula="of:=[.$D$3]/[.D4]" office:value-type="float" office:value="1.88155803083376" calcext:value-type="float">
            <text:p>1.88155803083376</text:p>
          </table:table-cell>
          <table:table-cell table:formula="of:=[.$E$3]/[.E4]" office:value-type="float" office:value="1.45183579993834" calcext:value-type="float">
            <text:p>1.45183579993834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33:.B38])" office:value-type="float" office:value="0.00712815833333333" calcext:value-type="float">
            <text:p>0.00712815833333333</text:p>
          </table:table-cell>
          <table:table-cell table:formula="of:=AVERAGE([.C33:.C38])" office:value-type="float" office:value="5.329325" calcext:value-type="float">
            <text:p>5.329325</text:p>
          </table:table-cell>
          <table:table-cell table:formula="of:=AVERAGE([.D33:.D38])" office:value-type="float" office:value="6.14601666666667" calcext:value-type="float">
            <text:p>6.14601666666667</text:p>
          </table:table-cell>
          <table:table-cell table:formula="of:=SUM([.B5:.D5])" office:value-type="float" office:value="11.482469825" calcext:value-type="float">
            <text:p>11.482469825</text:p>
          </table:table-cell>
          <table:table-cell table:formula="of:=([.C5]+[.B5])/([.E5])" office:value-type="float" office:value="0.464747849518806" calcext:value-type="float">
            <text:p>0.464747849518806</text:p>
          </table:table-cell>
          <table:table-cell table:formula="of:=1-[.F5]" office:value-type="float" office:value="0.535252150481194" calcext:value-type="float">
            <text:p>0.535252150481194</text:p>
          </table:table-cell>
          <table:table-cell table:number-columns-repeated="2"/>
          <table:table-cell table:formula="of:=1/([.F3]+([.G3]/[.A5]))" office:value-type="float" office:value="1.95431260262867" calcext:value-type="float">
            <text:p>1.95431260262867</text:p>
          </table:table-cell>
          <table:table-cell table:formula="of:=[.$C$3]/[.C5]" office:value-type="float" office:value="2.25952942758542" calcext:value-type="float">
            <text:p>2.25952942758542</text:p>
          </table:table-cell>
          <table:table-cell table:formula="of:=[.$D$3]/[.D5]" office:value-type="float" office:value="3.65909898281" calcext:value-type="float">
            <text:p>3.65909898281</text:p>
          </table:table-cell>
          <table:table-cell table:formula="of:=[.$E$3]/[.E5]" office:value-type="float" office:value="3.00813425724229" calcext:value-type="float">
            <text:p>3.00813425724229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42:.B47])" office:value-type="float" office:value="0.00692025833333333" calcext:value-type="float">
            <text:p>0.00692025833333333</text:p>
          </table:table-cell>
          <table:table-cell table:formula="of:=AVERAGE([.C42:.C47])" office:value-type="float" office:value="2.85179333333333" calcext:value-type="float">
            <text:p>2.85179333333333</text:p>
          </table:table-cell>
          <table:table-cell table:formula="of:=AVERAGE([.D42:.D47])" office:value-type="float" office:value="3.06298" calcext:value-type="float">
            <text:p>3.06298</text:p>
          </table:table-cell>
          <table:table-cell table:formula="of:=SUM([.B6:.D6])" office:value-type="float" office:value="5.92169359166667" calcext:value-type="float">
            <text:p>5.92169359166667</text:p>
          </table:table-cell>
          <table:table-cell table:formula="of:=([.C6]+[.B6])/([.E6])" office:value-type="float" office:value="0.482752703667344" calcext:value-type="float">
            <text:p>0.482752703667344</text:p>
          </table:table-cell>
          <table:table-cell table:formula="of:=1-[.F6]" office:value-type="float" office:value="0.517247296332656" calcext:value-type="float">
            <text:p>0.517247296332656</text:p>
          </table:table-cell>
          <table:table-cell table:number-columns-repeated="2"/>
          <table:table-cell table:formula="of:=1/([.F3]+([.G3]/[.A6]))" office:value-type="float" office:value="2.32394016757377" calcext:value-type="float">
            <text:p>2.32394016757377</text:p>
          </table:table-cell>
          <table:table-cell table:formula="of:=[.$C$3]/[.C6]" office:value-type="float" office:value="4.22252430634291" calcext:value-type="float">
            <text:p>4.22252430634291</text:p>
          </table:table-cell>
          <table:table-cell table:formula="of:=[.$D$3]/[.D6]" office:value-type="float" office:value="7.3421580726395" calcext:value-type="float">
            <text:p>7.3421580726395</text:p>
          </table:table-cell>
          <table:table-cell table:formula="of:=[.$E$3]/[.E6]" office:value-type="float" office:value="5.83292774333023" calcext:value-type="float">
            <text:p>5.83292774333023</text:p>
          </table:table-cell>
          <table:table-cell table:number-columns-repeated="16371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Nuosekli data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11961" calcext:value-type="float">
            <text:p>0.011961</text:p>
          </table:table-cell>
          <table:table-cell office:value-type="float" office:value="11.6787" calcext:value-type="float">
            <text:p>11.6787</text:p>
          </table:table-cell>
          <table:table-cell office:value-type="float" office:value="24.0645" calcext:value-type="float">
            <text:p>24.0645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955415" calcext:value-type="float">
            <text:p>0.00955415</text:p>
          </table:table-cell>
          <table:table-cell office:value-type="float" office:value="13.5403" calcext:value-type="float">
            <text:p>13.5403</text:p>
          </table:table-cell>
          <table:table-cell office:value-type="float" office:value="21.4243" calcext:value-type="float">
            <text:p>21.4243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993514" calcext:value-type="float">
            <text:p>0.00993514</text:p>
          </table:table-cell>
          <table:table-cell office:value-type="float" office:value="11.0214" calcext:value-type="float">
            <text:p>11.0214</text:p>
          </table:table-cell>
          <table:table-cell office:value-type="float" office:value="22.7492" calcext:value-type="float">
            <text:p>22.749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114779" calcext:value-type="float">
            <text:p>0.0114779</text:p>
          </table:table-cell>
          <table:table-cell office:value-type="float" office:value="13.8896" calcext:value-type="float">
            <text:p>13.8896</text:p>
          </table:table-cell>
          <table:table-cell office:value-type="float" office:value="24.6277" calcext:value-type="float">
            <text:p>24.627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881481" calcext:value-type="float">
            <text:p>0.00881481</text:p>
          </table:table-cell>
          <table:table-cell office:value-type="float" office:value="11.2093" calcext:value-type="float">
            <text:p>11.2093</text:p>
          </table:table-cell>
          <table:table-cell office:value-type="float" office:value="21.0117" calcext:value-type="float">
            <text:p>21.011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922203" calcext:value-type="float">
            <text:p>0.00922203</text:p>
          </table:table-cell>
          <table:table-cell office:value-type="float" office:value="10.9113" calcext:value-type="float">
            <text:p>10.9113</text:p>
          </table:table-cell>
          <table:table-cell office:value-type="float" office:value="21.0559" calcext:value-type="float">
            <text:p>21.055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16996" calcext:value-type="float">
            <text:p>0.00716996</text:p>
          </table:table-cell>
          <table:table-cell office:value-type="float" office:value="11.7157" calcext:value-type="float">
            <text:p>11.7157</text:p>
          </table:table-cell>
          <table:table-cell office:value-type="float" office:value="11.8127" calcext:value-type="float">
            <text:p>11.8127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11393" calcext:value-type="float">
            <text:p>0.00711393</text:p>
          </table:table-cell>
          <table:table-cell office:value-type="float" office:value="11.8244" calcext:value-type="float">
            <text:p>11.8244</text:p>
          </table:table-cell>
          <table:table-cell office:value-type="float" office:value="11.9899" calcext:value-type="float">
            <text:p>11.9899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22194" calcext:value-type="float">
            <text:p>0.00722194</text:p>
          </table:table-cell>
          <table:table-cell office:value-type="float" office:value="11.6629" calcext:value-type="float">
            <text:p>11.6629</text:p>
          </table:table-cell>
          <table:table-cell office:value-type="float" office:value="11.9908" calcext:value-type="float">
            <text:p>11.9908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12609" calcext:value-type="float">
            <text:p>0.00712609</text:p>
          </table:table-cell>
          <table:table-cell office:value-type="float" office:value="11.8235" calcext:value-type="float">
            <text:p>11.8235</text:p>
          </table:table-cell>
          <table:table-cell office:value-type="float" office:value="11.985" calcext:value-type="float">
            <text:p>11.98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718307" calcext:value-type="float">
            <text:p>0.00718307</text:p>
          </table:table-cell>
          <table:table-cell office:value-type="float" office:value="12.1565" calcext:value-type="float">
            <text:p>12.1565</text:p>
          </table:table-cell>
          <table:table-cell office:value-type="float" office:value="12.057" calcext:value-type="float">
            <text:p>12.05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715089" calcext:value-type="float">
            <text:p>0.00715089</text:p>
          </table:table-cell>
          <table:table-cell office:value-type="float" office:value="11.8072" calcext:value-type="float">
            <text:p>11.8072</text:p>
          </table:table-cell>
          <table:table-cell office:value-type="float" office:value="11.8782" calcext:value-type="float">
            <text:p>11.878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17902" calcext:value-type="float">
            <text:p>0.00717902</text:p>
          </table:table-cell>
          <table:table-cell office:value-type="float" office:value="5.36096" calcext:value-type="float">
            <text:p>5.36096</text:p>
          </table:table-cell>
          <table:table-cell office:value-type="float" office:value="6.12455" calcext:value-type="float">
            <text:p>6.12455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11703" calcext:value-type="float">
            <text:p>0.00711703</text:p>
          </table:table-cell>
          <table:table-cell office:value-type="float" office:value="5.30981" calcext:value-type="float">
            <text:p>5.30981</text:p>
          </table:table-cell>
          <table:table-cell office:value-type="float" office:value="6.02145" calcext:value-type="float">
            <text:p>6.02145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08413" calcext:value-type="float">
            <text:p>0.00708413</text:p>
          </table:table-cell>
          <table:table-cell office:value-type="float" office:value="5.36624" calcext:value-type="float">
            <text:p>5.36624</text:p>
          </table:table-cell>
          <table:table-cell office:value-type="float" office:value="6.29278" calcext:value-type="float">
            <text:p>6.29278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0858" calcext:value-type="float">
            <text:p>0.0070858</text:p>
          </table:table-cell>
          <table:table-cell office:value-type="float" office:value="5.40168" calcext:value-type="float">
            <text:p>5.40168</text:p>
          </table:table-cell>
          <table:table-cell office:value-type="float" office:value="6.11639" calcext:value-type="float">
            <text:p>6.1163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706005" calcext:value-type="float">
            <text:p>0.00706005</text:p>
          </table:table-cell>
          <table:table-cell office:value-type="float" office:value="5.25417" calcext:value-type="float">
            <text:p>5.25417</text:p>
          </table:table-cell>
          <table:table-cell office:value-type="float" office:value="6.22545" calcext:value-type="float">
            <text:p>6.2254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724292" calcext:value-type="float">
            <text:p>0.00724292</text:p>
          </table:table-cell>
          <table:table-cell office:value-type="float" office:value="5.28309" calcext:value-type="float">
            <text:p>5.28309</text:p>
          </table:table-cell>
          <table:table-cell office:value-type="float" office:value="6.09548" calcext:value-type="float">
            <text:p>6.0954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cesoriai 8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03311" calcext:value-type="float">
            <text:p>0.00703311</text:p>
          </table:table-cell>
          <table:table-cell office:value-type="float" office:value="3.02561" calcext:value-type="float">
            <text:p>3.02561</text:p>
          </table:table-cell>
          <table:table-cell office:value-type="float" office:value="3.2726" calcext:value-type="float">
            <text:p>3.2726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1671" calcext:value-type="float">
            <text:p>0.0071671</text:p>
          </table:table-cell>
          <table:table-cell office:value-type="float" office:value="2.86569" calcext:value-type="float">
            <text:p>2.86569</text:p>
          </table:table-cell>
          <table:table-cell office:value-type="float" office:value="2.98939" calcext:value-type="float">
            <text:p>2.98939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668812" calcext:value-type="float">
            <text:p>0.00668812</text:p>
          </table:table-cell>
          <table:table-cell office:value-type="float" office:value="2.79211" calcext:value-type="float">
            <text:p>2.79211</text:p>
          </table:table-cell>
          <table:table-cell office:value-type="float" office:value="3.04777" calcext:value-type="float">
            <text:p>3.04777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0.00708318" calcext:value-type="float">
            <text:p>0.00708318</text:p>
          </table:table-cell>
          <table:table-cell office:value-type="float" office:value="2.84088" calcext:value-type="float">
            <text:p>2.84088</text:p>
          </table:table-cell>
          <table:table-cell office:value-type="float" office:value="3.01226" calcext:value-type="float">
            <text:p>3.0122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615501" calcext:value-type="float">
            <text:p>0.00615501</text:p>
          </table:table-cell>
          <table:table-cell office:value-type="float" office:value="2.74806" calcext:value-type="float">
            <text:p>2.74806</text:p>
          </table:table-cell>
          <table:table-cell office:value-type="float" office:value="3.04707" calcext:value-type="float">
            <text:p>3.0470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00739503" calcext:value-type="float">
            <text:p>0.00739503</text:p>
          </table:table-cell>
          <table:table-cell office:value-type="float" office:value="2.83841" calcext:value-type="float">
            <text:p>2.83841</text:p>
          </table:table-cell>
          <table:table-cell office:value-type="float" office:value="3.00879" calcext:value-type="float">
            <text:p>3.00879</text:p>
          </table:table-cell>
          <table:table-cell table:number-columns-repeated="16380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meta:creation-date>2022-10-17T15:04:00Z</meta:creation-date>
    <dc:date>2022-12-04T19:25:25.166883935</dc:date>
    <meta:editing-cycles>21</meta:editing-cycles>
    <meta:editing-duration>PT2H39M47S</meta:editing-duration>
    <meta:document-statistic meta:table-count="1" meta:cell-count="142" meta:object-count="0"/>
  </office:meta>
</office:document-meta>
</file>